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fo:text-align="start" style:justify-single-word="false"/>
    </style:style>
    <style:style style:name="P18" style:family="paragraph" style:parent-style-name="Text_20_body" style:list-style-name="L8"/>
    <style:style style:name="P19" style:family="paragraph" style:parent-style-name="Text_20_body" style:list-style-name="L9"/>
    <style:style style:name="P20" style:family="paragraph" style:parent-style-name="Código">
      <style:text-properties fo:color="#3f7f7f" style:font-name="Monospace" fo:font-size="10pt" style:font-name-asian="Monospace" style:font-size-asian="10pt" style:font-name-complex="Monospace" style:font-size-complex="10pt"/>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1">
      <style:paragraph-properties fo:margin-left="1.251cm" fo:margin-right="0cm" fo:text-indent="0cm" style:auto-text-indent="false"/>
    </style:style>
    <style:style style:name="P24" style:family="paragraph" style:parent-style-name="Text_20_body" style:list-style-name="L11">
      <style:paragraph-properties fo:margin-left="0cm" fo:margin-right="0cm" fo:text-indent="0cm" style:auto-text-indent="false"/>
    </style:style>
    <style:style style:name="P25" style:family="paragraph" style:parent-style-name="Text_20_body" style:list-style-name="L12"/>
    <style:style style:name="P26" style:family="paragraph" style:parent-style-name="Text_20_body" style:list-style-name="L13"/>
    <style:style style:name="P27" style:family="paragraph" style:parent-style-name="Código">
      <style:text-properties fo:color="#3f7f5f" style:font-name="Monospace" fo:font-size="10pt" style:font-name-asian="Monospace" style:font-size-asian="10pt" style:font-name-complex="Monospace" style:font-size-complex="10pt"/>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Código">
      <style:text-properties fo:color="#000000" style:font-name="Monospace" fo:font-size="10pt" style:font-name-asian="Monospace" style:font-size-asian="10pt" style:font-name-complex="Monospace" style:font-size-complex="10pt"/>
    </style:style>
    <style:style style:name="P33" style:family="paragraph" style:parent-style-name="Código">
      <style:text-properties fo:color="#000000"/>
    </style:style>
    <style:style style:name="P34" style:family="paragraph" style:parent-style-name="Código">
      <style:text-properties fo:color="#008080"/>
    </style:style>
    <style:style style:name="P35" style:family="paragraph" style:parent-style-name="Código"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1">
      <style:text-properties fo:font-style="normal" style:font-style-asian="normal" style:font-style-complex="normal"/>
    </style:style>
    <style:style style:name="P40" style:family="paragraph" style:parent-style-name="Código">
      <style:text-properties fo:color="#0000e1" style:font-name="Monospace" fo:font-size="10pt" style:font-name-asian="Monospace" style:font-size-asian="10pt" style:font-name-complex="Monospace" style:font-size-complex="10pt"/>
    </style:style>
    <style:style style:name="P41" style:family="paragraph" style:parent-style-name="Text_20_body">
      <style:paragraph-properties fo:text-align="start" style:justify-single-word="false"/>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Código">
      <style:text-properties style:font-name="Monospace" fo:font-size="10pt" style:font-name-asian="Monospace" style:font-size-asian="10pt" style:font-name-complex="Monospace" style:font-size-complex="10pt"/>
    </style:style>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text-properties fo:font-style="italic" style:font-style-asian="italic" style:font-style-complex="italic"/>
    </style:style>
    <style:style style:name="P58" style:family="paragraph" style:parent-style-name="Text_20_body" style:list-style-name="L35"/>
    <style:style style:name="P59" style:family="paragraph" style:parent-style-name="Text_20_body" style:list-style-name="L36"/>
    <style:style style:name="P6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1" style:family="paragraph" style:parent-style-name="Código">
      <style:text-properties fo:color="#3f5fbf"/>
    </style:style>
    <style:style style:name="P62" style:family="paragraph" style:parent-style-name="Código">
      <style:text-properties fo:color="#008080" style:font-name="Monospace" fo:font-size="10pt" style:font-name-asian="Monospace" style:font-size-asian="10pt" style:font-name-complex="Monospace" style:font-size-complex="10pt"/>
    </style:style>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1"/>
    <style:style style:name="P78" style:family="paragraph" style:parent-style-name="Text_20_body" style:list-style-name="L52"/>
    <style:style style:name="P79"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55"/>
    <style:style style:name="P83" style:family="paragraph" style:parent-style-name="Text_20_body" style:list-style-name="L56"/>
    <style:style style:name="P84" style:family="paragraph" style:parent-style-name="Text_20_body" style:list-style-name="L57"/>
    <style:style style:name="P85" style:family="paragraph" style:parent-style-name="Text_20_body" style:list-style-name="L58"/>
    <style:style style:name="P86" style:family="paragraph" style:parent-style-name="Text_20_body" style:list-style-name="L59"/>
    <style:style style:name="P87" style:family="paragraph" style:parent-style-name="Text_20_body" style:list-style-name="L60"/>
    <style:style style:name="P88" style:family="paragraph" style:parent-style-name="Text_20_body" style:list-style-name="L61"/>
    <style:style style:name="P89" style:family="paragraph" style:parent-style-name="Código">
      <style:paragraph-properties fo:text-align="start" style:justify-single-word="false"/>
    </style:style>
    <style:style style:name="P90" style:family="paragraph" style:parent-style-name="Text_20_body" style:list-style-name="L62"/>
    <style:style style:name="P91" style:family="paragraph" style:parent-style-name="Text_20_body" style:list-style-name="L62">
      <style:paragraph-properties fo:text-align="start" style:justify-single-word="false"/>
    </style:style>
    <style:style style:name="P92" style:family="paragraph" style:parent-style-name="Código">
      <style:text-properties fo:color="#2a00ff"/>
    </style:style>
    <style:style style:name="P93" style:family="paragraph" style:parent-style-name="Text_20_body" style:list-style-name="L63"/>
    <style:style style:name="P94" style:family="paragraph" style:parent-style-name="Text_20_body" style:list-style-name="L6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 fo:font-size="10pt" style:font-name-asian="Monospace" style:font-size-asian="10pt" style:font-name-complex="Monospace" style:font-size-complex="10pt"/>
    </style:style>
    <style:style style:name="T19" style:family="text">
      <style:text-properties fo:color="#3f7f7f" style:font-name="Monospace" fo:font-size="10pt" style:font-name-asian="Monospace" style:font-size-asian="10pt" style:font-name-complex="Monospace"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4?<text:tab/>5</text:p>
          <text:p text:style-name="P7">0.2 What is new in OpenXava 2.0.3?<text:tab/>5</text:p>
          <text:p text:style-name="P7">0.3 What is new in OpenXava 2.0.2?<text:tab/>6</text:p>
          <text:p text:style-name="P7">0.4 What is new in OpenXava 2.0.1?<text:tab/>6</text:p>
          <text:p text:style-name="P7">0.5 What is new in OpenXava 2.0?<text:tab/>6</text:p>
          <text:p text:style-name="P6">1 Overview<text:tab/>8</text:p>
          <text:p text:style-name="P7">1.1 Presentation<text:tab/>8</text:p>
          <text:p text:style-name="P7">1.2 Business component<text:tab/>8</text:p>
          <text:p text:style-name="P7">1.3 Controllers<text:tab/>8</text:p>
          <text:p text:style-name="P7">1.4 Application<text:tab/>9</text:p>
          <text:p text:style-name="P7">1.5 Project structure<text:tab/>9</text:p>
          <text:p text:style-name="P7">1.6 Conclusion<text:tab/>10</text:p>
          <text:p text:style-name="P6">2 My first OpenXava project<text:tab/>11</text:p>
          <text:p text:style-name="P7">2.1 Create a new project<text:tab/>11</text:p>
          <text:p text:style-name="P7">2.2 Configure database<text:tab/>11</text:p>
          <text:p text:style-name="P7">2.3 Your first component <text:tab/>11</text:p>
          <text:p text:style-name="P7">2.4 The application<text:tab/>13</text:p>
          <text:p text:style-name="P7">2.5 The table<text:tab/>14</text:p>
          <text:p text:style-name="P7">2.6 Executing your application<text:tab/>14</text:p>
          <text:p text:style-name="P7">2.7 Automating the tests<text:tab/>14</text:p>
          <text:p text:style-name="P7">2.8 The labels<text:tab/>17</text:p>
          <text:p text:style-name="P7">2.9 Conclusion<text:tab/>18</text:p>
          <text:p text:style-name="P6">3 Model<text:tab/>19</text:p>
          <text:p text:style-name="P7">3.1 Java implementation<text:tab/>19</text:p>
          <text:p text:style-name="P7">3.2 Business Component<text:tab/>19</text:p>
          <text:p text:style-name="P7">3.3 Entity and aggregates<text:tab/>20</text:p>
          <text:p text:style-name="P7">3.4 Entity<text:tab/>20</text:p>
          <text:p text:style-name="P7">3.5 Bean (1)<text:tab/>22</text:p>
          <text:p text:style-name="P7">3.6 EJB (2)<text:tab/>24</text:p>
          <text:p text:style-name="P7">3.7 Implements (3)<text:tab/>26</text:p>
          <text:p text:style-name="P7">3.8 Property (4)<text:tab/>28</text:p>
          <text:p text:style-name="P8">3.8.1 Stereotype<text:tab/>29</text:p>
          <text:p text:style-name="P8">3.8.2 IMAGES_GALLERY stereotype (new in v2.0)<text:tab/>30</text:p>
          <text:p text:style-name="P8">3.8.3 Valid values<text:tab/>31</text:p>
          <text:p text:style-name="P8">3.8.4 Calculator<text:tab/>32</text:p>
          <text:p text:style-name="P8">3.8.5 Default value calculator<text:tab/>37</text:p>
          <text:p text:style-name="P8">3.8.6 Validator<text:tab/>38</text:p>
          <text:p text:style-name="P8">3.8.7 Default validator (new in v2.0.3)<text:tab/>40</text:p>
          <text:p text:style-name="P7">3.9 Reference (5)<text:tab/>41</text:p>
          <text:p text:style-name="P8">3.9.1 Default value calculator in references<text:tab/>42</text:p>
          <text:p text:style-name="P7">3.10 Collection (6)<text:tab/>43</text:p>
          <text:p text:style-name="P7">3.11 Method (7)<text:tab/>47</text:p>
          <text:p text:style-name="P7">3.12 Finder (8)<text:tab/>51</text:p>
          <text:p text:style-name="P7">3.13 Postcreate calculator <text:s/>(9)<text:tab/>52</text:p>
          <text:p text:style-name="P7">3.14 Postmodify calculator (11)<text:tab/>54</text:p>
          <text:p text:style-name="P7">3.15 Postload and preremove calculator (10, 12)<text:tab/>55</text:p>
          <text:p text:style-name="P7">3.16 Validator (13)<text:tab/>55</text:p>
          <text:p text:style-name="P7">3.17 Remove validator (14)<text:tab/>57</text:p>
          <text:p text:style-name="P7">3.18 Aggregate<text:tab/>59</text:p>
          <text:p text:style-name="P8">3.18.1 Reference to aggregate<text:tab/>59</text:p>
          <text:p text:style-name="P8">3.18.2 Collection of aggregates<text:tab/>60</text:p>
          <text:p text:style-name="P6">4 View<text:tab/>62</text:p>
          <text:p text:style-name="P7">4.1 Layout<text:tab/>63</text:p>
          <text:p text:style-name="P8">4.1.1 Groups<text:tab/>64</text:p>
          <text:p text:style-name="P8">4.1.2 Sections<text:tab/>67</text:p>
          <text:p text:style-name="P8">4.1.3 Layout philosophy<text:tab/>69</text:p>
          <text:p text:style-name="P7">4.2 Property view<text:tab/>69</text:p>
          <text:p text:style-name="P8">4.2.1 Label format<text:tab/>69</text:p>
          <text:p text:style-name="P8">4.2.2 Value change event<text:tab/>70</text:p>
          <text:p text:style-name="P8">4.2.3 Actions of property<text:tab/>71</text:p>
          <text:p text:style-name="P7">4.3 Reference view<text:tab/>72</text:p>
          <text:p text:style-name="P8">4.3.1 Choose view<text:tab/>74</text:p>
          <text:p text:style-name="P8">4.3.2 Customizing frame<text:tab/>75</text:p>
          <text:p text:style-name="P8">4.3.3 Custom search action<text:tab/>75</text:p>
          <text:p text:style-name="P8">4.3.4 Custom creation action<text:tab/>76</text:p>
          <text:p text:style-name="P8">4.3.5 Custom modification action (new in v2.0.4)<text:tab/>77</text:p>
          <text:p text:style-name="P8">4.3.6 Descriptions list (combos)<text:tab/>77</text:p>
          <text:p text:style-name="P7">4.4 Collection view<text:tab/>80</text:p>
          <text:p text:style-name="P8">4.4.1 Custom edit/view action<text:tab/>83</text:p>
          <text:p text:style-name="P8">4.4.2 Custom list actions<text:tab/>84</text:p>
          <text:p text:style-name="P8">4.4.3 Custom detail actions<text:tab/>85</text:p>
          <text:p text:style-name="P8">4.4.4 Refining collection view default behavior (new in v2.0.2)<text:tab/>87</text:p>
          <text:p text:style-name="P7">4.5 View property<text:tab/>88</text:p>
          <text:p text:style-name="P7">4.6 View actions (new in v2.0.3)<text:tab/>89</text:p>
          <text:p text:style-name="P7">4.7 Editors configuration<text:tab/>90</text:p>
          <text:p text:style-name="P7">4.8 Multiple values editors <text:tab/>93</text:p>
          <text:p text:style-name="P7">4.9 Custom editors and stereotypes for displaying combos<text:tab/>95</text:p>
          <text:p text:style-name="P7">4.10 View without model<text:tab/>97</text:p>
          <text:p text:style-name="P6">5 Tabular data<text:tab/>99</text:p>
          <text:p text:style-name="P7">5.1 Initial properties and emphasize rows<text:tab/>100</text:p>
          <text:p text:style-name="P7">5.2 Filters and base condition<text:tab/>101</text:p>
          <text:p text:style-name="P7">5.3 Pure SQL select<text:tab/>104</text:p>
          <text:p text:style-name="P7">5.4 Default order<text:tab/>104</text:p>
          <text:p text:style-name="P6">6 Object/relational mapping<text:tab/>105</text:p>
          <text:p text:style-name="P7">6.1 Entity mapping<text:tab/>105</text:p>
          <text:p text:style-name="P7">6.2 Property mapping<text:tab/>106</text:p>
          <text:p text:style-name="P7">6.3 Reference mapping<text:tab/>108</text:p>
          <text:p text:style-name="P7">6.4 Multiple property mapping<text:tab/>110</text:p>
          <text:p text:style-name="P7">6.5 Reference to aggregate mapping<text:tab/>112</text:p>
          <text:p text:style-name="P7">6.6 Aggregate used in collection mapping<text:tab/>113</text:p>
          <text:p text:style-name="P7">6.7 Converters by default<text:tab/>115</text:p>
          <text:p text:style-name="P7">6.8 Object/relational philosophy<text:tab/>117</text:p>
          <text:p text:style-name="P6">7 Controllers<text:tab/>118</text:p>
          <text:p text:style-name="P7">7.1 Environment variables and session objects<text:tab/>118</text:p>
          <text:p text:style-name="P7">7.2 The controller and its actions<text:tab/>119</text:p>
          <text:p text:style-name="P7">7.3 Controllers inheritance<text:tab/>123</text:p>
          <text:p text:style-name="P7">7.4 List mode actions<text:tab/>123</text:p>
          <text:p text:style-name="P7">7.5 Overwriting default search<text:tab/>126</text:p>
          <text:p text:style-name="P7">7.6 Initialize a module with an action<text:tab/>128</text:p>
          <text:p text:style-name="P7">7.7 Calling another module<text:tab/>129</text:p>
          <text:p text:style-name="P7">7.8 Changing the module of current view<text:tab/>132</text:p>
          <text:p text:style-name="P7">7.9 Go to a JSP page<text:tab/>132</text:p>
          <text:p text:style-name="P7">7.10 Generating a custom report with JasperReports<text:tab/>133</text:p>
          <text:p text:style-name="P7">7.11 Uploading and processing a file from client (multipart form)<text:tab/>135</text:p>
          <text:p text:style-name="P7">7.12 Override the default controllers (new in v2.0.3)<text:tab/>137</text:p>
          <text:p text:style-name="P7">7.13 All action types<text:tab/>138</text:p>
          <text:p text:style-name="P6">8 Application<text:tab/>140</text:p>
          <text:p text:style-name="P7">8.1 Typical module example<text:tab/>141</text:p>
          <text:p text:style-name="P7">8.2 Only detail module<text:tab/>142</text:p>
          <text:p text:style-name="P7">8.3 Only list module<text:tab/>142</text:p>
          <text:p text:style-name="P7">8.4 Documentation module<text:tab/>142</text:p>
          <text:p text:style-name="P7">8.5 Read only module<text:tab/>143</text:p>
          <text:p text:style-name="P6">9 Aspects<text:tab/>144</text:p>
          <text:p text:style-name="P7">9.1 Introduction to AOP<text:tab/>144</text:p>
          <text:p text:style-name="P7">9.2 Aspects definition<text:tab/>144</text:p>
          <text:p text:style-name="P7">9.3 AccessTracking: A practical application of aspects<text:tab/>146</text:p>
          <text:p text:style-name="P8">9.3.1 The aspect definition<text:tab/>146</text:p>
          <text:p text:style-name="P8">9.3.2 Setup AccessTracking<text:tab/>147</text:p>
          <text:p text:style-name="P6">10 Miscellaneous<text:tab/>149</text:p>
          <text:p text:style-name="P7">10.1 Many-to-many relationships<text:tab/>149</text:p>
          <text:p text:style-name="P7">10.2 Programming with Hibernate<text:tab/>151</text:p>
          <text:p text:style-name="P7">10.3 Custom JSP view and OpenXava taglibs<text:tab/>151</text:p>
          <text:p text:style-name="P8">10.3.1 Example<text:tab/>151</text:p>
          <text:p text:style-name="P8">10.3.2 xava:editor<text:tab/>153</text:p>
          <text:p text:style-name="P8">10.3.3 xava:action, xava:link, xava:image, xava:button<text:tab/>153</text:p>
          <text:p text:style-name="P8">10.3.4 xava:message (new in v2.0.3)<text:tab/>153</text:p>
          <text:p text:style-name="P8">10.3.5 xava:descriptionsList (new in v2.0.3)<text:tab/>154</text:p>
        </text:index-body>
      </text:table-of-content>
      <text:p text:style-name="P9"/>
      <text:h text:style-name="P10"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4?</text:h>
      <text:list text:style-name="L2">
        <text:list-item>
          <text:p text:style-name="P12">New <text:span text:style-name="Código">scale</text:span> attribute in the property definition: Section 3.8</text:p>
        </text:list-item>
        <text:list-item>
          <text:p text:style-name="P12">Referencing to a property of the parent from an aggregate used as simple reference is allowed: Section 3.8.4</text:p>
        </text:list-item>
        <text:list-item>
          <text:p text:style-name="P12">Attribute <text:span text:style-name="Código">aligned-by-columns</text:span> for groups and sections for allowing to align by columns (table style) its elements: Section 4.1.1</text:p>
        </text:list-item>
        <text:list-item>
          <text:p text:style-name="P12">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2">Custom modification action for references: Section 4.3.5</text:p>
        </text:list-item>
        <text:list-item>
          <text:p text:style-name="P12">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2">If XAVA_LIST_ACTION is set to empty string in module definition (application.xml) then no row action is show in list mode: Section 8.3</text:p>
        </text:list-item>
      </text:list>
      <text:h text:style-name="Heading_20_2" text:outline-level="2">What is new in OpenXava 2.0.3?</text:h>
      <text:list text:style-name="L3">
        <text:list-item>
          <text:p text:style-name="P13">Overriding default labels and messages of OpenXava is possible: Section 2.8</text:p>
        </text:list-item>
        <text:list-item>
          <text:p text:style-name="P13">New stereotype TEXTO_HTML, HTML_TEXT for rich text edition: Section 3.8.1 </text:p>
        </text:list-item>
        <text:list-item>
          <text:p text:style-name="P13">It's possible to define default validators for types or stereotypes: Section 3.8.7 </text:p>
        </text:list-item>
        <text:list-item>
          <text:p text:style-name="P13">The <text:span text:style-name="Código">maximum</text:span> attribute for <text:span text:style-name="Código">collection</text:span> elements allows limiting the maximum number of elements to be inserted by the user in the collection: Section 3.10 </text:p>
        </text:list-item>
        <text:list-item>
          <text:p text:style-name="P13">The actions associated to properties may be enabled always, using the new <text:span text:style-name="Código">always-enabled</text:span> attribute: Section 4.2.3 </text:p>
        </text:list-item>
        <text:list-item>
          <text:p text:style-name="P13">The <text:span text:style-name="Código">as-aggregate</text:span> attribute for <text:span text:style-name="Código">reference-view</text:span> element allows that a reference to an entity behaves as a reference to an aggregate: Section 4.3 </text:p>
        </text:list-item>
        <text:list-item>
          <text:p text:style-name="P13">To place actions in any part of a view is possible: Section 4.6 </text:p>
        </text:list-item>
        <text:list-item>
          <text:p text:style-name="P13">The method <text:span text:style-name="Código">getJRXML()</text:span> of <text:span text:style-name="Código">JasperReportBaseAction </text:span>supports absolute path for accessing to resources of file system: Section 7.10 </text:p>
        </text:list-item>
        <text:list-item>
          <text:p text:style-name="P13">Overriding default controllers is allowed: Section 7.12 </text:p>
        </text:list-item>
        <text:list-item>
          <text:p text:style-name="P13">The <text:span text:style-name="Código">&lt;xava:message/&gt;</text:span> and <text:span text:style-name="Código">&lt;xava:descriptionsList/&gt;</text:span> taglibs added: Sections 10.3.4 and 10.3.5</text:p>
        </text:list-item>
      </text:list>
      <text:h text:style-name="Heading_20_2" text:outline-level="2">What is new in OpenXava 2.0.2?</text:h>
      <text:list text:style-name="L4">
        <text:list-item>
          <text:p text:style-name="P14">New stereotype <text:s/>ZEROS_FILLED/RELLENADO_CON_CEROS: Section 3.8.1</text:p>
        </text:list-item>
        <text:list-item>
          <text:p text:style-name="P14"><text:span text:style-name="Código">IdentityCalculator</text:span> for database <text:span text:style-name="T1">identity</text:span> automatic id generation: Section 3.8.5</text:p>
        </text:list-item>
      </text:list>
      <text:list text:style-name="L5">
        <text:list-item>
          <text:p text:style-name="P15">New action type <text:span text:style-name="Código">IPropertyAction</text:span> that can be used for an action associated to a property (in the view), this action will receive the name of the property: Section 4.2.3</text:p>
        </text:list-item>
        <text:list-item>
          <text:p text:style-name="P15">The <text:span text:style-name="Código">as-aggregate</text:span> attribute for <text:span text:style-name="Código">collection-view</text:span> element allows that an collection of entities behaves as a collection of aggregates: Section 4.4</text:p>
        </text:list-item>
        <text:list-item>
          <text:p text:style-name="P15">Now you can add and remove programmatically detail and list actions to a collection view: Section 4.4.3</text:p>
        </text:list-item>
        <text:list-item>
          <text:p text:style-name="P15">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6">
        <text:list-item>
          <text:p text:style-name="P16"><text:span text:style-name="Código">SequenceCalculator</text:span> for database <text:span text:style-name="T1">sequence</text:span> automatic id generation: Section 3.8.5</text:p>
        </text:list-item>
        <text:list-item>
          <text:p text:style-name="P16">Arbitrary actions are allowed in <text:span text:style-name="Código">&lt;reference-view/&gt;</text:span>: Section 4.3</text:p>
        </text:list-item>
        <text:list-item>
          <text:p text:style-name="P16">Keystrokes support for the actions: Section 7.2</text:p>
        </text:list-item>
        <text:list-item>
          <text:p text:style-name="P16"><text:span text:style-name="Código">&lt;xava:editor/&gt;</text:span> supports qualified properties: Section 10.3</text:p>
        </text:list-item>
      </text:list>
      <text:h text:style-name="Heading_20_2" text:outline-level="2">What is new in OpenXava 2.0?</text:h>
      <text:list text:style-name="L7">
        <text:list-item>
          <text:p text:style-name="P17">Model layer now is generated in POJO (Plain Old Java Object) format.</text:p>
        </text:list-item>
        <text:list-item>
          <text:p text:style-name="P17">Persistence is managed by Hibernate, this allows you deploy OpenXava applications in a simple Tomcat (or whatever servlet container you wish).</text:p>
        </text:list-item>
        <text:list-item>
          <text:p text:style-name="P17">IMAGE_GALLERY stereotype: Section 3.8.2</text:p>
        </text:list-item>
        <text:list-item>
          <text:p text:style-name="P17"><text:span text:style-name="Código">IModelCalculator</text:span> added, as better alternative for <text:span text:style-name="Código">IEntityCalculator</text:span>: Section, 3.8.4</text:p>
        </text:list-item>
        <text:list-item>
          <text:p text:style-name="P17">Nested sections are allowed in views: Section 4.1</text:p>
        </text:list-item>
        <text:list-item>
          <text:p text:style-name="P17">It's possible to access environment variables inside a filter: Section 5.2</text:p>
        </text:list-item>
        <text:list-item>
          <text:p text:style-name="P17"><text:span text:style-name="Código">cmp-type</text:span> allowed for reference mapping: Section 6.3</text:p>
        </text:list-item>
        <text:list-item>
          <text:p text:style-name="P17">It's possible to hide and to show actions in the User Interface: Section 7.12</text:p>
        </text:list-item>
        <text:list-item>
          <text:p text:style-name="P17">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8"><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8">
        <text:list-item>
          <text:p text:style-name="P18">The data structure.</text:p>
        </text:list-item>
        <text:list-item>
          <text:p text:style-name="P18">Validations, calculations and in general all logic associated with the business concept.</text:p>
        </text:list-item>
        <text:list-item>
          <text:p text:style-name="P18">The possibles views, i. e. the configuration of all possible user interfaces for this component.</text:p>
        </text:list-item>
        <text:list-item>
          <text:p text:style-name="P18">The possibilities for the tabular data presentation. This is used in list mode (data navigation), reports, export to excel, etc.</text:p>
        </text:list-item>
        <text:list-item>
          <text:p text:style-name="P18">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9">
        <text:list-item>
          <text:p text:style-name="P19"><text:span text:style-name="Código">[root]</text:span>: In the root you can find <text:span text:style-name="Archivo_2f_Directorio">build.xml</text:span> (with the Ant task) and the configuration files that it uses (usually one for customer).</text:p>
        </text:list-item>
        <text:list-item>
          <text:p text:style-name="P19"><text:span text:style-name="Código">src[source folder]</text:span>: Contains your Java source code.</text:p>
        </text:list-item>
        <text:list-item>
          <text:p text:style-name="P19"><text:span text:style-name="Código">components</text:span>: XML files with the definitions of your business components.</text:p>
        </text:list-item>
        <text:list-item>
          <text:p text:style-name="P19"><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9"><text:span text:style-name="Código">I18n</text:span>: Resource files with labels and messages in several languages.</text:p>
        </text:list-item>
        <text:list-item>
          <text:p text:style-name="P19"><text:span text:style-name="Código">gen-src</text:span><text:span text:style-name="Código"><text:span text:style-name="Código">[source folder]</text:span></text:span>: Code generated by XDoclet. Only needed if you generate EJB.</text:p>
        </text:list-item>
        <text:list-item>
          <text:p text:style-name="P19"><text:span text:style-name="Código">gen-src-xava</text:span><text:span text:style-name="Código"><text:span text:style-name="Código">[source folder]</text:span></text:span>: Code generated by OpenXava.</text:p>
        </text:list-item>
        <text:list-item>
          <text:p text:style-name="P19"><text:span text:style-name="Código">properties</text:span><text:span text:style-name="Código"><text:span text:style-name="Código">[source folder]</text:span></text:span>: Property files to configure your application.</text:p>
        </text:list-item>
        <text:list-item>
          <text:p text:style-name="P19"><text:span text:style-name="Código">build</text:span>: XML files needed in a J2EE application, some are generated and other can be edited manually.</text:p>
        </text:list-item>
        <text:list-item>
          <text:p text:style-name="P19"><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9"><text:span text:style-name="Código">data</text:span>: Useful to hold the scripts to create the tables of your application, if needed.</text:p>
        </text:list-item>
        <text:list-item>
          <text:p text:style-name="P19"><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20">/&gt;</text:p>
      <text:p text:style-name="Text_20_body">This is its meaning:</text:p>
      <text:list text:style-name="L10">
        <text:list-item>
          <text:p text:style-name="P21"><text:span text:style-name="Código">name:</text:span> It's the property name in the generated Java code and also serves as identifier inside OpenXava files.</text:p>
        </text:list-item>
        <text:list-item>
          <text:p text:style-name="P21"><text:span text:style-name="Código">key:</text:span> Indicates if this property is part of the key. The key is a unique identifier of the object and usually matches with the primary key of a database table.</text:p>
        </text:list-item>
        <text:list-item>
          <text:p text:style-name="P21"><text:span text:style-name="Código">size:</text:span> Length of data. It's optional, but useful to display better user interfaces.</text:p>
        </text:list-item>
        <text:list-item>
          <text:p text:style-name="P21"><text:span text:style-name="Código">required:</text:span> Indicates if it's required to validate the existence of data for this property just before creation or modification.</text:p>
        </text:list-item>
        <text:list-item>
          <text:p text:style-name="P21"><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 Follow these steps:</text:p>
      <text:list text:style-name="L11">
        <text:list-item>
          <text:p text:style-name="P22">Start your database server: From command line go to <text:span text:style-name="Archivo_2f_Directorio">jetspeed-2.0/bin</text:span> folder and execute:</text:p>
        </text:list-item>
        <text:list-item>
          <text:p text:style-name="P23">In Linux/Unix: <text:span text:style-name="Código">./start-hsqldb.sh management-db 1666</text:span></text:p>
        </text:list-item>
        <text:list-item>
          <text:p text:style-name="P23">In Windows: <text:span text:style-name="Código">start-hsqldb management-db 1666</text:span></text:p>
        </text:list-item>
        <text:list-item>
          <text:p text:style-name="P24">Create the table:</text:p>
        </text:list-item>
        <text:list-item>
          <text:p text:style-name="P23">Edit <text:span text:style-name="Archivo_2f_Directorio">Management/build.xml</text:span>. Search the ant target <text:span text:style-name="T1">updateSchema</text:span>.</text:p>
        </text:list-item>
        <text:list-item>
          <text:p text:style-name="P23">Put correct value for <text:span text:style-name="Código">schema.path</text:span>, in this case “<text:span text:style-name="Código">../OpenXavaTest/lib/hsqldb.jar</text:span>”.</text:p>
        </text:list-item>
        <text:list-item>
          <text:p text:style-name="P23">Execute the ant target <text:span text:style-name="T1">updateSchema</text:span>.</text:p>
        </text:list-item>
        <text:list-item>
          <text:p text:style-name="P23">Start Tomcat and now everything is ready.</text:p>
        </text:list-item>
      </text:list>
      <text:h text:style-name="Heading_20_2" text:outline-level="2">Executing your application</text:h>
      <text:p text:style-name="Text_20_body">After your hard work it is time to see the fruit of your sweat. Let's go.</text:p>
      <text:list text:style-name="L12">
        <text:list-item>
          <text:p text:style-name="P25">Execute the ant target <text:span text:style-name="Punto_20_de_20_menú">deployWar</text:span>.</text:p>
        </text:list-item>
        <text:list-item>
          <text:p text:style-name="P25">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12">
        <text:list-item>
          <text:p text:style-name="P25">Execute ant target <text:span text:style-name="Punto_20_de_20_menú">deployPortlets</text:span>.</text:p>
        </text:list-item>
        <text:list-item>
          <text:p text:style-name="P25">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3">
        <text:list-item>
          <text:p text:style-name="P26">Constructor: In the constructor you indicate the application and module name.</text:p>
        </text:list-item>
        <text:list-item>
          <text:p text:style-name="P26"><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6"><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6"><text:span text:style-name="Código">assertNoErrors</text:span>: Verify that there are no errors. In the user interface errors are red messages showed to user and added by the application logic.</text:p>
        </text:list-item>
        <text:list-item>
          <text:p text:style-name="P26"><text:span text:style-name="Código">assertValue</text:span>: Verify if the value in the form field is the expected one.</text:p>
        </text:list-item>
        <text:list-item>
          <text:p text:style-name="P26"><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7">#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0"><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4">
        <text:list-item>
          <text:p text:style-name="P28">Plain Java Classes (the so-called POJOs) for the model using Hibernate for persistence.</text:p>
        </text:list-item>
        <text:list-item>
          <text:p text:style-name="P28">Classic EJB2 EntityBeans for the model and persistence.</text:p>
        </text:list-item>
        <text:list-item>
          <text:p text:style-name="P28">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5">
        <text:list-item>
          <text:p text:style-name="P29">You can say that A <text:span text:style-name="T1">has</text:span> an B.</text:p>
        </text:list-item>
        <text:list-item>
          <text:p text:style-name="P29">If A is deleted then its B is deleted too.</text:p>
        </text:list-item>
        <text:list-item>
          <text:p text:style-name="P29">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6">
        <text:list-item>
          <text:p text:style-name="P30"><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7">
        <text:list-item>
          <text:p text:style-name="P31"><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31"><text:span text:style-name="Código">implements</text:span> (several, optional): The generated code will implement this interface.</text:p>
        </text:list-item>
        <text:list-item>
          <text:p text:style-name="P31"><text:span text:style-name="Código">property</text:span> (several, optional): The properties represent Java properties (with its <text:span text:style-name="T1">setters</text:span> an <text:span text:style-name="T1">getters</text:span>) in the generated code.</text:p>
        </text:list-item>
        <text:list-item>
          <text:p text:style-name="P31"><text:span text:style-name="Código">reference</text:span> (several, optional): References to other models, you can reference to the entity of another component or an aggregate of itself.</text:p>
        </text:list-item>
        <text:list-item>
          <text:p text:style-name="P31"><text:span text:style-name="Código">collection</text:span> (several, optional): Collection of references. In the generated code it is a property that returns a <text:span text:style-name="Código">java.util.Collection</text:span>.</text:p>
        </text:list-item>
        <text:list-item>
          <text:p text:style-name="P31"><text:span text:style-name="Código">method</text:span> (several, optional): Creates a method in the generated code, in this case the method logic is in a calculator (<text:span text:style-name="Código">Icalculator</text:span>).</text:p>
        </text:list-item>
        <text:list-item>
          <text:p text:style-name="P31"><text:span text:style-name="Código">finder</text:span> (several, optional): Used to create finder methods, in this case generates a EJB <text:span text:style-name="T1">finder</text:span>.</text:p>
        </text:list-item>
        <text:list-item>
          <text:p text:style-name="P31"><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31"><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31"><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31"><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31"><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31"><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32"><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33"><text:tab/>...</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32"><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5">* @ejb:bean name="Family" type="CMP" view-type="remote"</text:p>
          <text:p text:style-name="P35">*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9">
        <text:list-item>
          <text:p text:style-name="P36">The class must extend from <text:span text:style-name="Código">org.openxava.ejbx.EJBReplicableBase</text:span></text:p>
        </text:list-item>
        <text:list-item>
          <text:p text:style-name="P36">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32"><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33"><text:tab/><text:span text:style-name="T10">scale</text:span>=<text:span text:style-name="T12">"scale"<text:tab/><text:tab/><text:tab/><text:tab/> </text:span>(6)<text:tab/>// 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34">&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20">
        <text:list-item>
          <text:p text:style-name="P37"><text:span text:style-name="Código">name</text:span> (required): The property name in Java, therefore it must follow the Java convention for property names, like starting with lower-case. Using underline (_) is not advisable.</text:p>
        </text:list-item>
        <text:list-item>
          <text:p text:style-name="P37"><text:span text:style-name="Código">label</text:span> (optional): Label showed to the final user. Is <text:span text:style-name="T2">much better</text:span> use the <text:span text:style-name="Archivo_2f_Directorio">i18n</text:span> files.</text:p>
        </text:list-item>
        <text:list-item>
          <text:p text:style-name="P3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7"><text:span text:style-name="Código">stereotype</text:span>(optional): Allows to specify an special behavior for some properties.</text:p>
        </text:list-item>
        <text:list-item>
          <text:p text:style-name="P3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7"><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7"><text:span text:style-name="Código">valid-values</text:span> (one, optional): To indicate that this property only can have a limited set of valid values.</text:p>
        </text:list-item>
        <text:list-item>
          <text:p text:style-name="P37"><text:span text:style-name="Código">calculator</text:span> (one, optional): Implements the logic for a calculated property. A calculated property only has <text:s/><text:span text:style-name="T1">getter</text:span> and is not stored in database.</text:p>
        </text:list-item>
        <text:list-item>
          <text:p text:style-name="P37"><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7"><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21">
        <text:list-item>
          <text:p text:style-name="P38">DINERO, MONEY</text:p>
        </text:list-item>
        <text:list-item>
          <text:p text:style-name="P38">FOTO, PHOTO, IMAGEN, IMAGE</text:p>
        </text:list-item>
        <text:list-item>
          <text:p text:style-name="P38">TEXTO_GRANDE, MEMO, TEXT_AREA</text:p>
        </text:list-item>
        <text:list-item>
          <text:p text:style-name="P38">ETIQUETA, LABEL</text:p>
        </text:list-item>
        <text:list-item>
          <text:p text:style-name="P38">ETIQUETA_NEGRITA, BOLD_LABEL</text:p>
        </text:list-item>
        <text:list-item>
          <text:p text:style-name="P38">HORA, TIME</text:p>
        </text:list-item>
        <text:list-item>
          <text:p text:style-name="P38">FECHAHORA, DATETIME</text:p>
        </text:list-item>
        <text:list-item>
          <text:p text:style-name="P38">GALERIA_IMAGENES, IMAGES_GALLERY (setup instructions in 3.8.2) <text:span text:style-name="T1">new in v2.0</text:span></text:p>
        </text:list-item>
        <text:list-item>
          <text:p text:style-name="P39">RELLENADO_CON_CEROS, ZEROS_FILLED <text:span text:style-name="T1">new in v2.0.2</text:span></text:p>
        </text:list-item>
        <text:list-item>
          <text:p text:style-name="P39">TEXTO_HTML, HTML_TEXT (text with editable format) <text:span text:style-name="T1">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40"><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40"><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40"><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41">The type of <text:span text:style-name="Código">IMAGE</text:span> column can be a more suitable one for your database to store <text:span text:style-name="Código">byte [] </text:span>(for example <text:span text:style-name="Código">LONGVARBINARY</text:span>) .</text:p>
      <text:p text:style-name="P41">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41">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4"><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4"><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41">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22">
        <text:list-item>
          <text:p text:style-name="P42"><text:span text:style-name="Código">Messages errors</text:span>: A object of type Messages that represents a set of messages (like a smart collection) and where you can add the validation errors that you find.</text:p>
        </text:list-item>
        <text:list-item>
          <text:p text:style-name="P42"><text:span text:style-name="Código">Object value</text:span>: The value to validate.</text:p>
        </text:list-item>
        <text:list-item>
          <text:p text:style-name="P42"><text:span text:style-name="Código">String objectName</text:span>: Object name of the container of the property to validate. Useful to use in error messages.</text:p>
        </text:list-item>
        <text:list-item>
          <text:p text:style-name="P42"><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4">&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23">
        <text:list-item>
          <text:p text:style-name="P43"><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43"><text:span text:style-name="Código">label</text:span> (optional): Label shown to the final user. It's <text:span text:style-name="T2">much better</text:span> use <text:span text:style-name="Archivo_2f_Directorio">i18n</text:span>.</text:p>
        </text:list-item>
        <text:list-item>
          <text:p text:style-name="P43"><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43"><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43"><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43"><text:span text:style-name="Código">role</text:span> (optional): Used only in references within collections. See below.</text:p>
        </text:list-item>
        <text:list-item>
          <text:p text:style-name="P43"><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24">
        <text:list-item>
          <text:p text:style-name="P44">A reference to an aggregate called <text:span text:style-name="Código">Address</text:span>, the reference name will be <text:span text:style-name="Código">address</text:span>.</text:p>
        </text:list-item>
        <text:list-item>
          <text:p text:style-name="P44">A reference to the entity of <text:span text:style-name="Código">Seller</text:span> component. The model is deduced from name.</text:p>
        </text:list-item>
        <text:list-item>
          <text:p text:style-name="P44">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3"><text:span text:style-name="T10"><text:tab/>maximum</text:span>=<text:span text:style-name="T12">"N"<text:tab/><text:tab/><text:tab/><text:tab/></text:span>(4)<text:tab/>new in v2.0.3</text:p>
      <text:p text:style-name="P34">&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5">
        <text:list-item>
          <text:p text:style-name="P45"><text:span text:style-name="Código">name</text:span> (required): The collection name in Java, therefore it must follow the rules for name members in Java, including starting with lower-case. Using underline (_) is not advisable.</text:p>
        </text:list-item>
        <text:list-item>
          <text:p text:style-name="P45"><text:span text:style-name="Código">label</text:span> (optional): Label shown to final user. Is <text:span text:style-name="T2">much better</text:span> to use <text:span text:style-name="Archivo_2f_Directorio">i18n</text:span> files.</text:p>
        </text:list-item>
        <text:list-item>
          <text:p text:style-name="P45"><text:span text:style-name="Código">minimum</text:span> (optional): Minimum number of expected elements. This is validated just before saving.</text:p>
        </text:list-item>
        <text:list-item>
          <text:p text:style-name="P45"><text:span text:style-name="Código">maximum</text:span> (optional): <text:span text:style-name="T1">(new in v2.0.3)</text:span> Maximum number of expected elements.</text:p>
        </text:list-item>
        <text:list-item>
          <text:p text:style-name="P45"><text:span text:style-name="Código">reference </text:span>(required): With the syntax you can see in the previous point.</text:p>
        </text:list-item>
        <text:list-item>
          <text:p text:style-name="P45"><text:span text:style-name="Código">condition</text:span> (optional): Restricts the elements that appear in the collection.</text:p>
        </text:list-item>
        <text:list-item>
          <text:p text:style-name="P45"><text:span text:style-name="Código">order</text:span> (optional): The elements in collections will be in the indicated order.</text:p>
        </text:list-item>
        <text:list-item>
          <text:p text:style-name="P45"><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5"><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6">
        <text:list-item>
          <text:p text:style-name="P46">The restriction <text:span text:style-name="Código">minimum=”1”</text:span> <text:s/>requires at least one detail for the invoice to be valid.</text:p>
        </text:list-item>
        <text:list-item>
          <text:p text:style-name="P46">With <text:span text:style-name="Código">order</text:span> you force that the <text:span text:style-name="Código">details</text:span> will be returned ordered by <text:span text:style-name="Código">serviceType</text:span>.</text:p>
        </text:list-item>
        <text:list-item>
          <text:p text:style-name="P46">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7"><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4">&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7">
        <text:list-item>
          <text:p text:style-name="P48"><text:span text:style-name="Código">name</text:span> (required): Name of the method in Java, therefore it must follow the Java rules to name members, like beginning with lower-case.</text:p>
        </text:list-item>
        <text:list-item>
          <text:p text:style-name="P48"><text:span text:style-name="Código">type</text:span> (optional, by default <text:span text:style-name="Código">void</text:span>): Is the Java type that the method returns. All Java types valid as return type for a Java method are applicable here.</text:p>
        </text:list-item>
        <text:list-item>
          <text:p text:style-name="P48"><text:span text:style-name="Código">arguments</text:span> (optional): Argument list of the method in Java format.</text:p>
        </text:list-item>
        <text:list-item>
          <text:p text:style-name="P48"><text:span text:style-name="Código">exceptions</text:span> (optional): Exception list that can be thrown by this method, in Java format.</text:p>
        </text:list-item>
        <text:list-item>
          <text:p text:style-name="P48"><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8">
        <text:list-item>
          <text:p text:style-name="P49">A calculator for a method has moral authority to change the state of the object.</text:p>
        </text:list-item>
        <text:list-item>
          <text:p text:style-name="P49">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4">&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50"/>
      <text:list text:style-name="L29">
        <text:list-item>
          <text:p text:style-name="P51"><text:span text:style-name="Código">name</text:span> (required): Name of the finder method in Java, hence it must follow the Java rules for member naming, e.g. beginning with lower-case.</text:p>
        </text:list-item>
        <text:list-item>
          <text:p text:style-name="P51"><text:span text:style-name="Código">arguments</text:span> (required): Argument list for the method in Java format. It is (most) advisable to use simple data types.</text:p>
        </text:list-item>
        <text:list-item>
          <text:p text:style-name="P51"><text:span text:style-name="Código">collection</text:span> (optional, by default <text:span text:style-name="Código">false</text:span>): Indicates if the result will be a single object or a collection.</text:p>
        </text:list-item>
        <text:list-item>
          <text:p text:style-name="P51"><text:span text:style-name="Código">condition</text:span> (optional): A condition with SQL/EJBQL syntax where you can use the names of properties inside <text:span text:style-name="Código">${}</text:span>.</text:p>
        </text:list-item>
        <text:list-item>
          <text:p text:style-name="P51"><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30">
        <text:list-item>
          <text:p text:style-name="P52"><text:span text:style-name="Código">class</text:span> (required): Calculator class. This calculator must implement <text:span text:style-name="Código">ICalculator</text:span> or some of its children.</text:p>
        </text:list-item>
        <text:list-item>
          <text:p text:style-name="P52"><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8">&lt;/</text:span><text:span text:style-name="T19">postcreate-calculator</text:span><text:span text:style-name="T1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30" text:continue-numbering="true">
        <text:list-item>
          <text:p text:style-name="P52"><text:span text:style-name="Código">class</text:span> (required): Calculator class. A calculator that implements <text:span text:style-name="Código">ICalculator</text:span> or some of its children.</text:p>
        </text:list-item>
        <text:list-item>
          <text:p text:style-name="P52"><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4">&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31">
        <text:list-item>
          <text:p text:style-name="P53"><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53"><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53"><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53"><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32">
        <text:list-item>
          <text:p text:style-name="P54"><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4"><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4"><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33">
        <text:list-item>
          <text:p text:style-name="P55"><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5"><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5"><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40"><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1"><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4">&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34">
        <text:list-item>
          <text:p text:style-name="P56"><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6"><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6"><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6"><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6"><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6"><text:span text:style-name="Código">property-view</text:span> (several, optional): Defines the format to display a property.</text:p>
        </text:list-item>
        <text:list-item>
          <text:p text:style-name="P56"><text:span text:style-name="Código">reference-view</text:span> (several, optional): Defines the format to display a reference.</text:p>
        </text:list-item>
        <text:list-item>
          <text:p text:style-name="P56"><text:span text:style-name="Código">collection-view</text:span> (several, optional): Defines the format to display a collection.</text:p>
        </text:list-item>
        <text:list-item>
          <text:p text:style-name="P56"><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40"><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h text:style-name="Heading_20_3"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7"><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h text:style-name="Heading_20_3" text:outline-level="3">Sections</text:h>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h text:style-name="Heading_20_3" text:outline-level="3">Layout philosophy</text:h>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4">&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8">&lt;/</text:span><text:span text:style-name="T19">property-view</text:span><text:span text:style-name="T18">&gt;</text:span></text:p>
      <text:list text:style-name="L35">
        <text:list-item>
          <text:p text:style-name="P58"><text:span text:style-name="Código">property</text:span> (required): Usually the <text:s/>name of a model property, although it also can be the name of a property of the view itself.</text:p>
        </text:list-item>
        <text:list-item>
          <text:p text:style-name="P58"><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8"><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8"><text:span text:style-name="Código">label-format</text:span> (optional): Format to display the label of this property.</text:p>
        </text:list-item>
        <text:list-item>
          <text:p text:style-name="P58"><text:span text:style-name="Código">on-change </text:span>(one, optional): Action to execute when the value of this property changes.</text:p>
        </text:list-item>
        <text:list-item>
          <text:p text:style-name="P5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3"/>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33"><text:span text:style-name="T10"><text:tab/>modify</text:span>=<text:span text:style-name="T12">"true|false"<text:tab/><text:tab/><text:tab/> </text:span>(6)<text:tab/>// new in v2.0.4</text:p>
      <text:p text:style-name="Código"><text:span text:style-name="T11"><text:tab/></text:span><text:span text:style-name="T10">search</text:span><text:span text:style-name="T11">=</text:span><text:span text:style-name="T12">"true|false"<text:tab/><text:tab/><text:tab/> </text:span><text:span text:style-name="T11">(7)</text:span></text:p>
      <text:p text:style-name="P33"><text:tab/><text:span text:style-name="T10">as-aggregate</text:span>=<text:span text:style-name="T12">"true|false"<text:tab/><text:tab/> </text:span>(8)<text:tab/>// new in v2.0.3</text:p>
      <text:p text:style-name="P34">&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33"><text:span text:style-name="T8"><text:tab/>&lt;</text:span><text:span text:style-name="T9">action </text:span>... <text:span text:style-name="T8">/&gt;</text:span> ...<text:tab/><text:tab/><text:tab/>(11)<text:tab/>// new in v2.0.1</text:p>
      <text:p text:style-name="Código"><text:span text:style-name="T8">&lt;/</text:span><text:span text:style-name="T9">reference-view&gt;</text:span></text:p>
      <text:list text:style-name="L36">
        <text:list-item>
          <text:p text:style-name="P59"><text:span text:style-name="Código">reference</text:span> (required): Name of the reference to refine its presentation.</text:p>
        </text:list-item>
        <text:list-item>
          <text:p text:style-name="P59"><text:span text:style-name="Código">view</text:span> (optional): If you omit this attribute, then the default view of the referenced object is used. With this attribute you can indicate that it uses another view.</text:p>
        </text:list-item>
        <text:list-item>
          <text:p text:style-name="P59"><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9"><text:span text:style-name="Código">frame</text:span> (optional): If the reference is displayed inside a frame. The default value is <text:span text:style-name="Código">true</text:span>.</text:p>
        </text:list-item>
        <text:list-item>
          <text:p text:style-name="P59"><text:span text:style-name="Código">create</text:span> (optional): If the final user can create new objects of the referenced type from here. The default value is <text:span text:style-name="Código">true</text:span>.</text:p>
        </text:list-item>
        <text:list-item>
          <text:p text:style-name="P59"><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9"><text:span text:style-name="Código">search</text:span> (optional): If the user will have a link to make searches with a list, filters, etc. The default value is <text:span text:style-name="Código">true</text:span>.</text:p>
        </text:list-item>
        <text:list-item>
          <text:p text:style-name="P59"><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9"><text:span text:style-name="Código">search-action</text:span> (one, optional): Allows you to specify your own action for searching.</text:p>
        </text:list-item>
        <text:list-item>
          <text:p text:style-name="P59"><text:span text:style-name="Código">descriptions-list</text:span>: Display the data as a list of descriptions, typically as a combo. Useful when there are few elements of the referenced object.</text:p>
        </text:list-item>
        <text:list-item>
          <text:p text:style-name="P5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40"><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60"><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Custom modification action <text:span text:style-name="T1">(new in v2.0.4)</text:span></text:h>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61">&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61">--&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62">/&gt;</text:p>
      <text:list text:style-name="L37">
        <text:list-item>
          <text:p text:style-name="P63"><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63"><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63"><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63"><text:span text:style-name="Código">condition</text:span> (optional): Allows to specify a condition (with SQL style) to filter the values that are shown in the description list.</text:p>
        </text:list-item>
        <text:list-item>
          <text:p text:style-name="P63"><text:span text:style-name="Código">order-by-key</text:span> (optional): By default the data is ordered by description, but if you set this property to <text:span text:style-name="Código">true</text:span> it will be ordered by key.</text:p>
        </text:list-item>
        <text:list-item>
          <text:p text:style-name="P63"><text:span text:style-name="Código">order</text:span> (optional): Allows to specify an order (with SQL style) for the values that are shown in the description list.</text:p>
        </text:list-item>
        <text:list-item>
          <text:p text:style-name="P63"><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33"><text:span text:style-name="T10"><text:tab/>modify-reference</text:span>=<text:span text:style-name="T12">"true|false"<text:tab/> </text:span>(6) new in v2.0.4</text:p>
      <text:p text:style-name="P33"><text:span text:style-name="T10"><text:tab/>as-aggregate</text:span>=<text:span text:style-name="T12">"true|false"<text:tab/> <text:tab/> </text:span>(7) new in v2.0.2</text:p>
      <text:p text:style-name="P34">&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33"><text:tab/><text:span text:style-name="T8">&lt;new</text:span><text:span text:style-name="T9">-action </text:span>... <text:span text:style-name="T8">/&gt;</text:span><text:tab/><text:tab/><text:tab/>(11) new in v2.0.2</text:p>
      <text:p text:style-name="P33"><text:tab/><text:span text:style-name="T8">&lt;save</text:span><text:span text:style-name="T9">-action </text:span>... <text:span text:style-name="T8">/&gt;</text:span><text:tab/><text:tab/><text:tab/>(12) new in v2.0.2</text:p>
      <text:p text:style-name="P33"><text:tab/><text:span text:style-name="T8">&lt;hide-detail-</text:span><text:span text:style-name="T9">action </text:span>... <text:span text:style-name="T8">/&gt;</text:span><text:tab/>(13) new in v2.0.2</text:p>
      <text:p text:style-name="P33"><text:span text:style-name="T8"><text:tab/>&lt;remove</text:span><text:span text:style-name="T9">-action </text:span>... <text:span text:style-name="T8">/&gt;</text:span><text:tab/><text:tab/>(14) new in v2.0.2</text:p>
      <text:p text:style-name="P33"><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8">
        <text:list-item>
          <text:p text:style-name="P64"><text:span text:style-name="Código">collection</text:span> (required): The look of the collection with this name will be customized.</text:p>
        </text:list-item>
        <text:list-item>
          <text:p text:style-name="P64"><text:span text:style-name="Código">view</text:span> (optional): The view of the referenced object (each collection element) which is used to display the detail. By default the default view is used.</text:p>
        </text:list-item>
        <text:list-item>
          <text:p text:style-name="P64"><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4"><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4"><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4"><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4"><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4"><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4"><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4"><text:span text:style-name="Código">view-action</text:span> (one, optional): Allows you to define your custom action to view a collection element. This is the action showed in each row, if the collection is read only.</text:p>
        </text:list-item>
        <text:list-item>
          <text:p text:style-name="P64"><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4"><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4"><text:span text:style-name="Código">hide-detail-action</text:span> (one, optional): <text:span text:style-name="T1">(new in v2.0.2)</text:span> Allows you to define your custom action to hide the detail view. This is the action executed on click in 'Close' link.</text:p>
        </text:list-item>
        <text:list-item>
          <text:p text:style-name="P64"><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4"><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4"><text:span text:style-name="Código">list-action</text:span> (several, optional): To add actions in list mode; usually actions which scope is the entire collection.</text:p>
        </text:list-item>
        <text:list-item>
          <text:p text:style-name="P64"><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40"><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text:span text:style-name="Código">&lt;new-action/&gt;</text:span></text:span>, <text:span text:style-name="Código"><text:span text:style-name="Código">&lt;save-action/&gt;</text:span></text:span>, <text:span text:style-name="Código"><text:span text:style-name="Código">&lt;hide-detail-action/&gt;</text:span></text:span>, <text:span text:style-name="Código"><text:span text:style-name="Código">&lt;remove-action/&gt;</text:span></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4">&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9">
        <text:list-item>
          <text:p text:style-name="P65"><text:span text:style-name="Código">url</text:span> (required): URL of JSP fragment that implements editor.</text:p>
        </text:list-item>
        <text:list-item>
          <text:p text:style-name="P65"><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5"><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5"><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5"><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5"><text:span text:style-name="Código">property</text:span> (several, optional): Set values in the editor; this way you can configure your editor and use it several times in different cases.</text:p>
        </text:list-item>
        <text:list-item>
          <text:p text:style-name="P65"><text:span text:style-name="Código">formatter</text:span> (one, optional): Java class to define the conversion from Java to HTML and from HTML to Java.</text:p>
        </text:list-item>
        <text:list-item>
          <text:p text:style-name="P65"><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40">
        <text:list-item>
          <text:p text:style-name="P66"><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6"><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6"><text:span text:style-name="Código">descriptionProperty</text:span> or <text:span text:style-name="Código">descriptionProperties</text:span>: Property or list of properties to show in combo.</text:p>
        </text:list-item>
        <text:list-item>
          <text:p text:style-name="P66"><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6"><text:span text:style-name="Código">readOnlyAsLabel</text:span>: When it is read only, then it is rendered as label. The default is <text:span text:style-name="Código">false</text:span>.</text:p>
        </text:list-item>
        <text:list-item>
          <text:p text:style-name="P66"><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6"><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6"><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6"><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3"><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41">
        <text:list-item>
          <text:p text:style-name="P67">Filter by any columns or a combination of them.</text:p>
        </text:list-item>
        <text:list-item>
          <text:p text:style-name="P67">Order by any column with a single click.</text:p>
        </text:list-item>
        <text:list-item>
          <text:p text:style-name="P67">Display data by pages, and therefore the user can work efficiently with millions of records.</text:p>
        </text:list-item>
        <text:list-item>
          <text:p text:style-name="P67">Customize the list: add, remove and change the column order (with the little pencil in the left top corner). This customizations are remembered by user.</text:p>
        </text:list-item>
        <text:list-item>
          <text:p text:style-name="P67">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4">&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42">
        <text:list-item>
          <text:p text:style-name="P68"><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8"><text:span text:style-name="Código">filter</text:span> (one, optional): Allows to define programmatically some logic to apply to the values entered by user when he filters the list data.</text:p>
        </text:list-item>
        <text:list-item>
          <text:p text:style-name="P68"><text:span text:style-name="Código">row-style</text:span> (several, optional): A simple way to specify a different visual style for some rows. Normally to emphasize rows that fulfill certain condition.</text:p>
        </text:list-item>
        <text:list-item>
          <text:p text:style-name="P68"><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8"><text:span text:style-name="Código">base-condition</text:span> (one, optional): Condition to be fulfilled by the displayed data. It's added to the user condition if needed.</text:p>
        </text:list-item>
        <text:list-item>
          <text:p text:style-name="P68"><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40"><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3">
        <text:list-item>
          <text:p text:style-name="P69">Hibernate 3.1.</text:p>
        </text:list-item>
      </text:list>
      <text:list text:style-name="L44">
        <text:list-item>
          <text:p text:style-name="P70">EntityBeans CMP 2 of JBoss 3.2.x y 4.0.x.</text:p>
        </text:list-item>
        <text:list-item>
          <text:p text:style-name="P70">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5">
        <text:list-item>
          <text:p text:style-name="P71"><text:span text:style-name="Código">table</text:span> (required): Maps this table to the main entity of component.</text:p>
        </text:list-item>
        <text:list-item>
          <text:p text:style-name="P71"><text:span text:style-name="Código">property-mapping</text:span> (several, optional): Maps a property to a column in the database table.</text:p>
        </text:list-item>
        <text:list-item>
          <text:p text:style-name="P71"><text:span text:style-name="Código">reference-mapping</text:span> (several, optional): Maps a reference to one or more columns in the database table.</text:p>
        </text:list-item>
        <text:list-item>
          <text:p text:style-name="P71"><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6">
        <text:list-item>
          <text:p text:style-name="P72"><text:span text:style-name="Código">property</text:span> (required): Name of a property defined in the model part.</text:p>
        </text:list-item>
        <text:list-item>
          <text:p text:style-name="P72"><text:span text:style-name="Código">column</text:span> (required): Name of a table column.</text:p>
        </text:list-item>
        <text:list-item>
          <text:p text:style-name="P72"><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72"><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4">&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7">
        <text:list-item>
          <text:p text:style-name="P73"><text:span text:style-name="Código">reference</text:span> (required): The reference to map.</text:p>
        </text:list-item>
        <text:list-item>
          <text:p text:style-name="P73"><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7"><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4">&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8">
        <text:list-item>
          <text:p text:style-name="P74"><text:span text:style-name="Código">property</text:span> (required): Name of the property to map.</text:p>
        </text:list-item>
        <text:list-item>
          <text:p text:style-name="P74"><text:span text:style-name="Código">converter</text:span> (one, required): Implements the logic to convert from Java to the database and vice versa. Must implement <text:span text:style-name="Código">IMultipleConverter</text:span>.</text:p>
        </text:list-item>
        <text:list-item>
          <text:p text:style-name="P74"><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9">
        <text:list-item>
          <text:p text:style-name="P75">Provides great flexibility when mapping with legacy database.</text:p>
        </text:list-item>
        <text:list-item>
          <text:p text:style-name="P75">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5"><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50">
        <text:list-item>
          <text:p text:style-name="P76"><text:span text:style-name="Código">env-var</text:span> (several, optional): Variable that contains configuration information. This variable can be accessed from the actions and filters, and its value can be overwritten in each module.</text:p>
        </text:list-item>
        <text:list-item>
          <text:p text:style-name="P76"><text:span text:style-name="Código">object</text:span> (several, optional): Defines Java object with session scope; that is objects that are created for an user and exist during his session.</text:p>
        </text:list-item>
        <text:list-item>
          <text:p text:style-name="P76"><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51">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33"><text:tab/><text:span text:style-name="T10">keystroke</text:span>=<text:span text:style-name="T12">"keystroke"<text:tab/><text:tab/><text:tab/><text:tab/><text:tab/><text:tab/></text:span>(12) new in v2.0.1</text:p>
      <text:p text:style-name="P34">&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8">&lt;/</text:span><text:span text:style-name="T19">action</text:span><text:span text:style-name="T18">&gt;</text:span></text:p>
      <text:list text:style-name="L52">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40"><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3">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4">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5">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6">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s.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6"><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60"><text:tab/></text:p>
      <text:list text:style-name="L57">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8">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0"><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60"/>
      <text:list text:style-name="L59">
        <text:list-item>
          <text:p text:style-name="P86"><text:span text:style-name="Código">aspect</text:span> (several, optional): To define aspects.</text:p>
        </text:list-item>
        <text:list-item>
          <text:p text:style-name="P86"><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4">&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60">
        <text:list-item>
          <text:p text:style-name="P87"><text:span text:style-name="Código">name</text:span> (required): Name for this aspect. It must be unique.</text:p>
        </text:list-item>
        <text:list-item>
          <text:p text:style-name="P87"><text:span text:style-name="Código">postcreate-calculator</text:span> (several, optional): All model with this aspect will have this <text:span text:style-name="Código">postcreate-calculator</text:span> implicitly.</text:p>
        </text:list-item>
        <text:list-item>
          <text:p text:style-name="P87"><text:span text:style-name="Código">postload-calculator</text:span> (several, optional): All model with this aspect will have this <text:span text:style-name="Código">postload-calculator</text:span> implicitly.</text:p>
        </text:list-item>
        <text:list-item>
          <text:p text:style-name="P87"><text:span text:style-name="Código">postmodify-calculator</text:span> (several, optional): All model with this aspect will have this <text:span text:style-name="Código">postmodify-calculator</text:span> implicitly.</text:p>
        </text:list-item>
        <text:list-item>
          <text:p text:style-name="P87"><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62">/&gt;</text:p>
      <text:list text:style-name="L61">
        <text:list-item>
          <text:p text:style-name="P88"><text:span text:style-name="Código">aspect</text:span> (required): The name of the aspect that you want to apply.</text:p>
        </text:list-item>
        <text:list-item>
          <text:p text:style-name="P88"><text:span text:style-name="Código">for-models</text:span> (optional): A comma separated list of models to which the aspect is applied to. It's mutually exclusive with <text:span text:style-name="Código">except-for-models</text:span> attribute.</text:p>
        </text:list-item>
        <text:list-item>
          <text:p text:style-name="P88"><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9"/>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62">
        <text:list-item>
          <text:p text:style-name="P90">Add <text:span text:style-name="Archivo_2f_Directorio">AccessTracking</text:span> as referenced project.</text:p>
        </text:list-item>
        <text:list-item>
          <text:p text:style-name="P91">Create the table in your database to store the tracking of accesses. You can find the CREATE TABLEs in <text:span text:style-name="Archivo_2f_Directorio">AccessTracking/data/access-tracking-db.script</text:span> file.</text:p>
        </text:list-item>
        <text:list-item>
          <text:p text:style-name="P9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1">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32"><text:tab/>...</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7"><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32"><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2"><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4"><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4"/>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4">&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4"><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4"><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4"><text:tab/>...</text:p>
      <text:p text:style-name="P34">&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92"><text:tab/><text:span text:style-name="T10">editable</text:span><text:span text:style-name="T11">=</text:span>"true|false"<text:tab/><text:tab/><text:tab/><text:span text:style-name="T11">(2) new in v2.0.1</text:span></text:p>
      <text:p text:style-name="P92"><text:tab/><text:span text:style-name="T10">throwPropertyChanged</text:span><text:span text:style-name="T11">=</text:span>"true|false"<text:tab/><text:span text:style-name="T11">(3) new in v2.0.1</text:span></text:p>
      <text:p text:style-name="P34">/&gt;</text:p>
      <text:list text:style-name="L63">
        <text:list-item>
          <text:p text:style-name="P93"><text:span text:style-name="Código">property</text:span> (required): <text:s/>It's the property of the model associated with the current module</text:p>
        </text:list-item>
        <text:list-item>
          <text:p text:style-name="P93"><text:span text:style-name="Código">editable</text:span> (optional): <text:span text:style-name="T1">New in v2.0.1.</text:span> Forces to this editor to be editable, otherwise the appropriate default value is assumed.</text:p>
        </text:list-item>
        <text:list-item>
          <text:p text:style-name="P9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4">/&gt;</text:p>
      <text:list text:style-name="L64">
        <text:list-item>
          <text:p text:style-name="P9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8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27T12:46:45</dc:date>
    <meta:print-date>2005-05-27T19:34:41</meta:print-date>
    <dc:language>en-US</dc:language>
    <meta:editing-cycles>2286</meta:editing-cycles>
    <meta:editing-duration>P13DT23H25M9S</meta:editing-duration>
    <meta:user-defined meta:name="Info 1"/>
    <meta:user-defined meta:name="Info 2"/>
    <meta:user-defined meta:name="Info 3"/>
    <meta:user-defined meta:name="Info 4"/>
    <meta:document-statistic meta:table-count="0" meta:image-count="37" meta:object-count="0" meta:page-count="154" meta:paragraph-count="4110" meta:word-count="33973" meta:character-count="234588"/>
  </office:meta>
</office:document-meta>
</file>